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2330F6BF95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line-height="100%"/>
    </style:style>
    <style:style style:name="P5" style:family="paragraph">
      <style:paragraph-properties fo:line-height="100%"/>
      <style:text-properties fo:font-size="18pt" style:font-size-asian="18pt" style:font-size-complex="18pt"/>
    </style:style>
    <style:style style:name="P6" style:family="paragraph">
      <style:paragraph-properties fo:margin-left="0cm" fo:margin-right="0cm" fo:margin-top="0.5cm" fo:margin-bottom="0cm" fo:line-height="100%" fo:text-indent="0cm"/>
    </style:style>
    <style:style style:name="T1" style:family="text">
      <style:text-properties fo:color="#ffffd7" loext:opacity="100%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7cm" presentation:class="title" presentation:user-transformed="true">
          <draw:text-box>
            <text:p text:style-name="P1"><text:span text:style-name="T1">Here are some reasons why a PHP programmer should learn and study the Builder design patter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2">No Sound</text:span></text:p>
            </draw:text-box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7cm" presentation:class="title" presentation:user-transformed="true">
          <draw:text-box>
            <text:p text:style-name="P1"><text:span text:style-name="T1">Here are some reasons why a PHP programmer should learn and study the Builder design pattern</text:span></text:p>
          </draw:text-box>
        </draw:frame>
        <draw:frame draw:name="Media object 12" draw:style-name="gr2" draw:layer="layout" svg:width="0.254cm" svg:height="0.102cm" svg:x="0.254cm" svg:y="0.254cm" presentation:class="object" presentation:user-transformed="true">
          <draw:plugin xlink:href="../sound/s_00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Here are some reasons why a PHP programmer should learn and study the Builder design pattern: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7cm" presentation:class="title" presentation:user-transformed="true">
          <draw:text-box>
            <text:p text:style-name="P1"><text:span text:style-name="T1">Here are some reasons why a PHP programmer should learn and study the Builder design pattern</text:span></text:p>
          </draw:text-box>
        </draw:frame>
        <draw:frame presentation:style-name="pr3" draw:text-style-name="P5" draw:layer="layout" svg:width="25.199cm" svg:height="11.555cm" svg:x="1.4cm" svg:y="3.685cm" presentation:class="outline" presentation:user-transformed="true">
          <draw:text-box>
            <text:list text:style-name="L3">
              <text:list-item>
                <text:p text:style-name="P4"><text:span text:style-name="T3">Code Re-usability</text:span></text:p>
                <text:p text:style-name="P4"><text:span text:style-name="T4"/></text:p>
              </text:list-item>
            </text:list>
          </draw:text-box>
        </draw:frame>
        <draw:frame draw:name="Media object 2" draw:style-name="gr2" draw:layer="layout" svg:width="0.254cm" svg:height="0.254cm" svg:x="0.254cm" svg:y="0.254cm">
          <draw:plugin xlink:href="../sound/s_01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2">**Code Reusability**: Builder pattern helps reuse code by separating object construction from its representation.</text:span></text:p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7cm" presentation:class="title" presentation:user-transformed="true">
          <draw:text-box>
            <text:p text:style-name="P1"><text:span text:style-name="T1">Here are some reasons why a PHP programmer should learn and study the Builder design pattern</text:span></text:p>
          </draw:text-box>
        </draw:frame>
        <draw:frame presentation:style-name="pr3" draw:text-style-name="P5" draw:layer="layout" svg:width="25.199cm" svg:height="11.555cm" svg:x="1.4cm" svg:y="3.685cm" presentation:class="outline" presentation:user-transformed="true">
          <draw:text-box>
            <text:list text:style-name="L3">
              <text:list-item>
                <text:p text:style-name="P4"><text:span text:style-name="T3">Code Re-usability</text:span></text:p>
              </text:list-item>
              <text:list-item>
                <text:p text:style-name="P4"><text:span text:style-name="T3">Flexible Design</text:span></text:p>
                <text:p text:style-name="P4"><text:span text:style-name="T4"/></text:p>
              </text:list-item>
            </text:list>
          </draw:text-box>
        </draw:frame>
        <draw:frame draw:name="Media object 3" draw:style-name="gr2" draw:layer="layout" svg:width="0.254cm" svg:height="0.254cm" svg:x="0.254cm" svg:y="0.254cm">
          <draw:plugin xlink:href="../sound/s_02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2">**Flexible Design**: Provides flexibility to construct complex objects with different configurations in a step-by-step approach.</text:span></text:p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7cm" presentation:class="title" presentation:user-transformed="true">
          <draw:text-box>
            <text:p text:style-name="P1"><text:span text:style-name="T1">Here are some reasons why a PHP programmer should learn and study the Builder design pattern</text:span></text:p>
          </draw:text-box>
        </draw:frame>
        <draw:frame presentation:style-name="pr3" draw:text-style-name="P5" draw:layer="layout" svg:width="25.199cm" svg:height="11.555cm" svg:x="1.4cm" svg:y="3.685cm" presentation:class="outline" presentation:user-transformed="true">
          <draw:text-box>
            <text:list text:style-name="L3">
              <text:list-item>
                <text:p text:style-name="P4"><text:span text:style-name="T3">Code Re-usability</text:span></text:p>
              </text:list-item>
              <text:list-item>
                <text:p text:style-name="P4"><text:span text:style-name="T3">Flexible Design</text:span></text:p>
              </text:list-item>
              <text:list-item>
                <text:p text:style-name="P4"><text:span text:style-name="T3">Maintainability</text:span></text:p>
                <text:p text:style-name="P4"><text:span text:style-name="T4"/></text:p>
              </text:list-item>
            </text:list>
          </draw:text-box>
        </draw:frame>
        <draw:frame draw:name="Media object 4" draw:style-name="gr2" draw:layer="layout" svg:width="0.254cm" svg:height="0.254cm" svg:x="0.254cm" svg:y="0.254cm">
          <draw:plugin xlink:href="../sound/s_03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2">**Maintainability**: Improves code maintainability by reducing dependencies between client code and complex object creation processes.</text:span>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7cm" presentation:class="title" presentation:user-transformed="true">
          <draw:text-box>
            <text:p text:style-name="P1"><text:span text:style-name="T1">Here are some reasons why a PHP programmer should learn and study the Builder design pattern</text:span></text:p>
          </draw:text-box>
        </draw:frame>
        <draw:frame presentation:style-name="pr3" draw:text-style-name="P5" draw:layer="layout" svg:width="25.199cm" svg:height="11.555cm" svg:x="1.4cm" svg:y="3.685cm" presentation:class="outline" presentation:user-transformed="true">
          <draw:text-box>
            <text:list text:style-name="L3">
              <text:list-item>
                <text:p text:style-name="P4"><text:span text:style-name="T3">Code Re-usability</text:span></text:p>
              </text:list-item>
              <text:list-item>
                <text:p text:style-name="P4"><text:span text:style-name="T3">Flexible Design</text:span></text:p>
              </text:list-item>
              <text:list-item>
                <text:p text:style-name="P4"><text:span text:style-name="T3">Maintainability</text:span></text:p>
              </text:list-item>
              <text:list-item>
                <text:p text:style-name="P4"><text:span text:style-name="T3">Scalability</text:span></text:p>
                <text:p text:style-name="P4"><text:span text:style-name="T4"/></text:p>
              </text:list-item>
            </text:list>
          </draw:text-box>
        </draw:frame>
        <draw:frame draw:name="Media object 5" draw:style-name="gr2" draw:layer="layout" svg:width="0.254cm" svg:height="0.254cm" svg:x="0.254cm" svg:y="0.254cm">
          <draw:plugin xlink:href="../sound/s_04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2">**Scalability**: Enhances scalability, making it easier to introduce new types or variants without altering existing code.</text:span></text:p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7cm" presentation:class="title" presentation:user-transformed="true">
          <draw:text-box>
            <text:p text:style-name="P1"><text:span text:style-name="T1">Here are some reasons why a PHP programmer should learn and study the Builder design pattern</text:span></text:p>
          </draw:text-box>
        </draw:frame>
        <draw:frame presentation:style-name="pr3" draw:text-style-name="P5" draw:layer="layout" svg:width="25.199cm" svg:height="11.555cm" svg:x="1.4cm" svg:y="3.685cm" presentation:class="outline" presentation:user-transformed="true">
          <draw:text-box>
            <text:list text:style-name="L3">
              <text:list-item>
                <text:p text:style-name="P4"><text:span text:style-name="T3">Code Re-usability</text:span></text:p>
              </text:list-item>
              <text:list-item>
                <text:p text:style-name="P4"><text:span text:style-name="T3">Flexible Design</text:span></text:p>
              </text:list-item>
              <text:list-item>
                <text:p text:style-name="P4"><text:span text:style-name="T3">Maintainability</text:span></text:p>
              </text:list-item>
              <text:list-item>
                <text:p text:style-name="P4"><text:span text:style-name="T3">Scalability</text:span></text:p>
              </text:list-item>
              <text:list-item>
                <text:p text:style-name="P4"><text:span text:style-name="T3">Readability</text:span></text:p>
                <text:p text:style-name="P4"><text:span text:style-name="T4"/></text:p>
              </text:list-item>
            </text:list>
          </draw:text-box>
        </draw:frame>
        <draw:frame draw:name="Media object 6" draw:style-name="gr2" draw:layer="layout" svg:width="0.254cm" svg:height="0.254cm" svg:x="0.254cm" svg:y="0.254cm">
          <draw:plugin xlink:href="../sound/s_05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2">**Readability**: Increases code readability by providing a clear process for building complex objects in PHP.</text:span></text:p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7cm" presentation:class="title" presentation:user-transformed="true">
          <draw:text-box>
            <text:p text:style-name="P1"><text:span text:style-name="T1">Here are some reasons why a PHP programmer should learn and study the Builder design pattern</text:span></text:p>
          </draw:text-box>
        </draw:frame>
        <draw:frame presentation:style-name="pr3" draw:text-style-name="P5" draw:layer="layout" svg:width="25.199cm" svg:height="11.555cm" svg:x="1.4cm" svg:y="3.685cm" presentation:class="outline" presentation:user-transformed="true">
          <draw:text-box>
            <text:list text:style-name="L3">
              <text:list-item>
                <text:p text:style-name="P4"><text:span text:style-name="T3">Code Re-usability</text:span></text:p>
              </text:list-item>
              <text:list-item>
                <text:p text:style-name="P4"><text:span text:style-name="T3">Flexible Design</text:span></text:p>
              </text:list-item>
              <text:list-item>
                <text:p text:style-name="P4"><text:span text:style-name="T3">Maintainability</text:span></text:p>
              </text:list-item>
              <text:list-item>
                <text:p text:style-name="P4"><text:span text:style-name="T3">Scalability</text:span></text:p>
              </text:list-item>
              <text:list-item>
                <text:p text:style-name="P4"><text:span text:style-name="T3">Readability</text:span></text:p>
              </text:list-item>
              <text:list-item>
                <text:p text:style-name="P4"><text:span text:style-name="T3">Reduced Errors</text:span></text:p>
                <text:p text:style-name="P4"><text:span text:style-name="T4"/></text:p>
              </text:list-item>
            </text:list>
          </draw:text-box>
        </draw:frame>
        <draw:frame draw:name="Media object 7" draw:style-name="gr2" draw:layer="layout" svg:width="0.254cm" svg:height="0.254cm" svg:x="0.254cm" svg:y="0.254cm">
          <draw:plugin xlink:href="../sound/s_06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2">**Reduced Errors**: Lowers the risk of errors in object creation, ensuring each object is correctly initialized and consistent.</text:span></text:p>
            </draw:text-box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7cm" presentation:class="title" presentation:user-transformed="true">
          <draw:text-box>
            <text:p text:style-name="P1"><text:span text:style-name="T1">Here are some reasons why a PHP programmer should learn and study the Builder design pattern</text:span></text:p>
          </draw:text-box>
        </draw:frame>
        <draw:frame presentation:style-name="pr3" draw:text-style-name="P5" draw:layer="layout" svg:width="25.199cm" svg:height="11.555cm" svg:x="1.4cm" svg:y="3.685cm" presentation:class="outline" presentation:user-transformed="true">
          <draw:text-box>
            <text:list text:style-name="L3">
              <text:list-item>
                <text:p text:style-name="P4"><text:span text:style-name="T3">Code Re-usability</text:span></text:p>
              </text:list-item>
              <text:list-item>
                <text:p text:style-name="P4"><text:span text:style-name="T3">Flexible Design</text:span></text:p>
              </text:list-item>
              <text:list-item>
                <text:p text:style-name="P4"><text:span text:style-name="T3">Maintainability</text:span></text:p>
              </text:list-item>
              <text:list-item>
                <text:p text:style-name="P4"><text:span text:style-name="T3">Scalability</text:span></text:p>
              </text:list-item>
              <text:list-item>
                <text:p text:style-name="P4"><text:span text:style-name="T3">Readability</text:span></text:p>
              </text:list-item>
              <text:list-item>
                <text:p text:style-name="P4"><text:span text:style-name="T3">Reduced Errors</text:span></text:p>
              </text:list-item>
              <text:list-item>
                <text:p text:style-name="P6"><text:span text:style-name="T3">Testability</text:span></text:p>
                <text:p text:style-name="P4"><text:span text:style-name="T3"/></text:p>
                <text:p text:style-name="P4"><text:span text:style-name="T3"/></text:p>
                <text:p text:style-name="P4"><text:span text:style-name="T3"/></text:p>
                <text:p text:style-name="P4"><text:span text:style-name="T4"/></text:p>
              </text:list-item>
            </text:list>
          </draw:text-box>
        </draw:frame>
        <draw:frame draw:name="Media object 8" draw:style-name="gr2" draw:layer="layout" svg:width="0.254cm" svg:height="0.254cm" svg:x="0.254cm" svg:y="0.254cm">
          <draw:plugin xlink:href="../sound/s_07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2">**Testability**: Facilitates testing by isolating object construction, allowing for simpler unit tests in PHP applications.</text:span></text:p>
              <text:p><text:span text:style-name="T2"/></text:p>
            </draw:text-box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7cm" presentation:class="title" presentation:user-transformed="true">
          <draw:text-box>
            <text:p text:style-name="P1"><text:span text:style-name="T1">Here are some reasons why a PHP programmer should learn and study the Builder design pattern</text:span></text:p>
          </draw:text-box>
        </draw:frame>
        <draw:frame presentation:style-name="pr3" draw:text-style-name="P5" draw:layer="layout" svg:width="25.199cm" svg:height="11.555cm" svg:x="1.4cm" svg:y="3.685cm" presentation:class="outline" presentation:user-transformed="true">
          <draw:text-box>
            <text:list text:style-name="L3">
              <text:list-item>
                <text:p text:style-name="P4"><text:span text:style-name="T3">Code Re-usability</text:span></text:p>
              </text:list-item>
              <text:list-item>
                <text:p text:style-name="P4"><text:span text:style-name="T3">Flexible Design</text:span></text:p>
              </text:list-item>
              <text:list-item>
                <text:p text:style-name="P4"><text:span text:style-name="T3">Maintainability</text:span></text:p>
              </text:list-item>
              <text:list-item>
                <text:p text:style-name="P4"><text:span text:style-name="T3">Scalability</text:span></text:p>
              </text:list-item>
              <text:list-item>
                <text:p text:style-name="P4"><text:span text:style-name="T3">Readability</text:span></text:p>
              </text:list-item>
              <text:list-item>
                <text:p text:style-name="P4"><text:span text:style-name="T3">Reduced Errors</text:span></text:p>
              </text:list-item>
              <text:list-item>
                <text:p text:style-name="P4"><text:span text:style-name="T3">Testability</text:span></text:p>
              </text:list-item>
              <text:list-item>
                <text:p text:style-name="P4"><text:span text:style-name="T3">Simplifies Logic</text:span></text:p>
                <text:p text:style-name="P4"><text:span text:style-name="T3"/></text:p>
                <text:p text:style-name="P4"><text:span text:style-name="T4"/></text:p>
              </text:list-item>
            </text:list>
          </draw:text-box>
        </draw:frame>
        <draw:frame draw:name="Media object 9" draw:style-name="gr2" draw:layer="layout" svg:width="0.254cm" svg:height="0.254cm" svg:x="0.254cm" svg:y="0.254cm">
          <draw:plugin xlink:href="../sound/s_08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2">**Simplifies Logic**: Simplifies the business logic by delegating the responsibility of object creation to specialized builder classes.</text:span></text:p>
            </draw:text-box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7cm" presentation:class="title" presentation:user-transformed="true">
          <draw:text-box>
            <text:p text:style-name="P1"><text:span text:style-name="T1">Here are some reasons why a PHP programmer should learn and study the Builder design pattern</text:span></text:p>
          </draw:text-box>
        </draw:frame>
        <draw:frame presentation:style-name="pr3" draw:text-style-name="P5" draw:layer="layout" svg:width="25.199cm" svg:height="11.555cm" svg:x="1.4cm" svg:y="3.685cm" presentation:class="outline" presentation:user-transformed="true">
          <draw:text-box>
            <text:list text:style-name="L3">
              <text:list-item>
                <text:p text:style-name="P4"><text:span text:style-name="T3">Code Re-usability</text:span></text:p>
              </text:list-item>
              <text:list-item>
                <text:p text:style-name="P4"><text:span text:style-name="T3">Flexible Design</text:span></text:p>
              </text:list-item>
              <text:list-item>
                <text:p text:style-name="P4"><text:span text:style-name="T3">Maintainability</text:span></text:p>
              </text:list-item>
              <text:list-item>
                <text:p text:style-name="P4"><text:span text:style-name="T3">Scalability</text:span></text:p>
              </text:list-item>
              <text:list-item>
                <text:p text:style-name="P4"><text:span text:style-name="T3">Readability</text:span></text:p>
              </text:list-item>
              <text:list-item>
                <text:p text:style-name="P4"><text:span text:style-name="T3">Reduced Errors</text:span></text:p>
              </text:list-item>
              <text:list-item>
                <text:p text:style-name="P4"><text:span text:style-name="T3">Testability</text:span></text:p>
              </text:list-item>
              <text:list-item>
                <text:p text:style-name="P4"><text:span text:style-name="T3">Simplifies Logic</text:span></text:p>
              </text:list-item>
              <text:list-item>
                <text:p text:style-name="P4"><text:span text:style-name="T3">Encapsulation</text:span></text:p>
                <text:p text:style-name="P4"><text:span text:style-name="T4"/></text:p>
              </text:list-item>
            </text:list>
          </draw:text-box>
        </draw:frame>
        <draw:frame draw:name="Media object 10" draw:style-name="gr2" draw:layer="layout" svg:width="0.254cm" svg:height="0.254cm" svg:x="0.254cm" svg:y="0.254cm">
          <draw:plugin xlink:href="../sound/s_09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2">**Encapsulation**: Encapsulates object construction, hiding complex creation details from the client, promoting cleaner interfaces.</text:span></text:p>
            </draw:text-box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7cm" presentation:class="title" presentation:user-transformed="true">
          <draw:text-box>
            <text:p text:style-name="P1"><text:span text:style-name="T1">Here are some reasons why a PHP programmer should learn and study the Builder design pattern</text:span></text:p>
          </draw:text-box>
        </draw:frame>
        <draw:frame presentation:style-name="pr3" draw:text-style-name="P5" draw:layer="layout" svg:width="25.199cm" svg:height="11.555cm" svg:x="1.4cm" svg:y="3.685cm" presentation:class="outline" presentation:user-transformed="true">
          <draw:text-box>
            <text:list text:style-name="L3">
              <text:list-item>
                <text:p text:style-name="P4"><text:span text:style-name="T3">Code Re-usability</text:span></text:p>
              </text:list-item>
              <text:list-item>
                <text:p text:style-name="P4"><text:span text:style-name="T3">Flexible Design</text:span></text:p>
              </text:list-item>
              <text:list-item>
                <text:p text:style-name="P4"><text:span text:style-name="T3">Maintainability</text:span></text:p>
              </text:list-item>
              <text:list-item>
                <text:p text:style-name="P4"><text:span text:style-name="T3">Scalability</text:span></text:p>
              </text:list-item>
              <text:list-item>
                <text:p text:style-name="P4"><text:span text:style-name="T3">Readability</text:span></text:p>
              </text:list-item>
              <text:list-item>
                <text:p text:style-name="P4"><text:span text:style-name="T3">Reduced Errors</text:span></text:p>
              </text:list-item>
              <text:list-item>
                <text:p text:style-name="P4"><text:span text:style-name="T3">Testability</text:span></text:p>
              </text:list-item>
              <text:list-item>
                <text:p text:style-name="P4"><text:span text:style-name="T3">Simplifies Logic</text:span></text:p>
              </text:list-item>
              <text:list-item>
                <text:p text:style-name="P4"><text:span text:style-name="T3">Encapsulation</text:span></text:p>
              </text:list-item>
              <text:list-item>
                <text:p text:style-name="P4"><text:span text:style-name="T4">Enhances Patterns</text:span></text:p>
              </text:list-item>
            </text:list>
          </draw:text-box>
        </draw:frame>
        <draw:frame draw:name="Media object 11" draw:style-name="gr2" draw:layer="layout" svg:width="0.254cm" svg:height="0.254cm" svg:x="0.254cm" svg:y="0.254cm">
          <draw:plugin xlink:href="../sound/s_10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2">**Enhances Patterns**: Integrates smoothly with other design patterns, such as Factory, for even more powerful design solutions in PHP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3E8000002330F6BF95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2:33:56.804803925</meta:creation-date>
    <meta:generator>LibreOffice/24.2.6.2$Linux_X86_64 LibreOffice_project/420$Build-2</meta:generator>
    <dc:date>2024-11-26T13:24:37.522637058</dc:date>
    <meta:editing-duration>PT3H26M26S</meta:editing-duration>
    <meta:editing-cycles>27</meta:editing-cycles>
    <meta:document-statistic meta:object-count="78"/>
  </office:meta>
</office:document-meta>
</file>